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style:text-align-source="value-type" style:repeat-content="false"/>
      <style:paragraph-properties fo:margin-left="0cm"/>
    </style:style>
    <style:style style:name="ce16" style:family="table-cell" style:parent-style-name="Default" style:data-style-name="N99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channels</text:p>
          </table:table-cell>
          <table:table-cell table:style-name="ce1" office:value-type="string" calcext:value-type="string">
            <text:p>slices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4" table:number-columns-repeated="1021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style-name="ce11"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style-name="ce11"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style-name="ce11"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6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1048321">
          <table:table-cell table:number-columns-repeated="1030"/>
        </table:table-row>
        <table:table-row table:style-name="ro1">
          <table:table-cell table:number-columns-repeated="10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1-29T17:39:41.308860773</dc:date>
    <dc:creator>Bruno Vellutini</dc:creator>
    <meta:editing-duration>P8DT21H25M10S</meta:editing-duration>
    <meta:editing-cycles>45</meta:editing-cycles>
    <meta:document-statistic meta:table-count="1" meta:cell-count="2011" meta:object-count="0"/>
  </office:meta>
</office:document-meta>
</file>